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7_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7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E. Daniel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anuary 3, 1892</text:p>
      <text:p text:style-name="P5">Month<text:tab/><text:tab/><text:tab/><text:tab/><text:tab/><text:tab/>January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Fontabelle</text:p>
      <text:p text:style-name="P5">State<text:tab/><text:tab/><text:tab/><text:tab/><text:tab/><text:tab/></text:p>
      <text:p text:style-name="P5">Country<text:tab/><text:tab/><text:tab/><text:tab/><text:tab/>Barbados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"Garba Lodge" Fontabelle/</text:p>
      <text:p text:style-name="P3">Barbados 3<text:span text:style-name="T2">d</text:span><text:span text:style-name="T3"> Jany 1892/</text:span></text:p>
      <text:p text:style-name="P2"><text:span text:style-name="T3">The Rev</text:span><text:span text:style-name="T2">d</text:span><text:span text:style-name="T3">. S. Morais/</text:span></text:p>
      <text:p text:style-name="P2"><text:span text:style-name="T3"><text:tab/>Philadelphia/</text:span></text:p>
      <text:p text:style-name="P2"><text:span text:style-name="T3"><text:tab/>My dear Mr. Morais/</text:span></text:p>
      <text:p text:style-name="P2"><text:span text:style-name="T3"><text:tab/><text:tab/>This serves to convey firstly/ my warmest thanks to our almighty/ Creator for His care vouchsafed to you/ during your late illness, and secondly/ my earnest congratulations on your/ complete recovery from the grippe./ <text:s/>I was much concerned when/ my sister informed me about your/ trouble, but pleased and thanked/ my maker, when I came to the/ passage that "You were better."/</text:span></text:p>
      <text:p text:style-name="P2"><text:span text:style-name="T3"><text:tab/>May God continue to preserve/ you &amp; your loved ones in perfect/ health &amp; long keep affliction/ from your doors./</text:span></text:p>
      <text:p text:style-name="P2"><text:span text:style-name="T3"><text:tab/>I have not forgotten you &amp;/ frequently think of the happy/ moments when I listened to/</text:span></text:p>
      <text:p text:style-name="P2"><text:span text:style-name="T3"/></text:p>
      <text:p text:style-name="P2"><text:soft-page-break/><text:span text:style-name="T3">[Page 2]</text:span></text:p>
      <text:p text:style-name="P2"><text:span text:style-name="T3">your kind and truly religeous[sic!]/ discourses &amp; prayers while attend-/ing my devotions at the Seventh St./ Synagogue during my short stay/ in your city./</text:span></text:p>
      <text:p text:style-name="P2"><text:span text:style-name="T3"><text:tab/>I frequently hear of you through/ my brothers &amp; read with heartfelt/ pleasure from the newspapers/ sometimes sent to me; your learned/ and eloquent words delivered/ on various occasions./</text:span></text:p>
      <text:p text:style-name="P2"><text:span text:style-name="T3"><text:tab/>My wife &amp; children unite with/ me in the sentiments conveyed/ on the other page, and with my/ warmest and best wishes/ Believe me to be/ Yours most Sincerely/ E Daniel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30T12:42:37.81</meta:creation-date>
    <dc:date>2011-11-30T12:55:32.72</dc:date>
    <dc:creator>Penn Libraries</dc:creator>
    <meta:editing-duration>PT00H12M54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3" meta:word-count="365" meta:character-count="2470"/>
  </office:meta>
</office:document-meta>
</file>